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7.116cm" fo:min-width="9.025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3.56cm" fo:min-width="19.09cm"/>
    </style:style>
    <style:style style:name="gr5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6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7" style:family="graphic" style:parent-style-name="objectwithoutfill">
      <style:graphic-properties svg:stroke-width="0.353cm" svg:stroke-color="#8f187c" draw:marker-start-width="0.726cm" draw:marker-end-width="0.726cm" svg:stroke-opacity="50%" draw:fill="none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5.0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59cm" svg:height="6.35cm" svg:x="1cm" svg:y="12.9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cm" svg:y="19.488cm">
          <text:p text:style-name="P1">Develop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1.022cm" svg:y="19.577cm">
          <text:p text:style-name="P1">Maint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6" draw:text-style-name="P5" xml:id="id1" draw:id="id1" draw:layer="layout" svg:width="1.905cm" svg:height="1.905cm" svg:x="4.556cm" svg:y="2.024cm">
          <text:p text:style-name="P4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1.905cm" svg:height="1.905cm" svg:x="15.605cm" svg:y="7.647cm">
          <text:p text:style-name="P4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1.905cm" svg:height="1.905cm" svg:x="3.54cm" svg:y="7.647cm">
          <text:p text:style-name="P4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1.905cm" svg:height="1.905cm" svg:x="12.589cm" svg:y="7.647cm">
          <text:p text:style-name="P4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1.905cm" svg:height="1.905cm" svg:x="6.556cm" svg:y="7.647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.905cm" svg:height="1.905cm" svg:x="13.195cm" svg:y="15.74cm">
          <text:p text:style-name="P4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1.905cm" svg:height="1.905cm" svg:x="18.275cm" svg:y="15.74cm">
          <text:p text:style-name="P4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1.905cm" svg:height="1.905cm" svg:x="15.735cm" svg:y="15.74cm">
          <text:p text:style-name="P4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1" draw:id="id21" draw:layer="layout" svg:width="1.905cm" svg:height="1.905cm" svg:x="1.508cm" svg:y="20.939cm">
          <text:p text:style-name="P4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9" draw:id="id19" draw:layer="layout" svg:width="1.905cm" svg:height="1.905cm" svg:x="1.508cm" svg:y="24.622cm">
          <text:p text:style-name="P4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0" draw:id="id20" draw:layer="layout" svg:width="1.905cm" svg:height="1.905cm" svg:x="7.731cm" svg:y="24.622cm">
          <text:p text:style-name="P4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2" draw:id="id22" draw:layer="layout" svg:width="1.905cm" svg:height="1.905cm" svg:x="7.731cm" svg:y="20.939cm">
          <text:p text:style-name="P4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8" draw:id="id18" draw:layer="layout" svg:width="1.905cm" svg:height="1.905cm" svg:x="17.383cm" svg:y="24.495cm">
          <text:p text:style-name="P4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1.905cm" svg:height="1.905cm" svg:x="14.716cm" svg:y="24.495cm">
          <text:p text:style-name="P4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6" draw:text-style-name="P6" xml:id="id2" draw:id="id2" draw:layer="layout" svg:width="1.905cm" svg:height="1.905cm" svg:x="10.99cm" svg:y="2.024cm">
          <text:p text:style-name="P4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1.905cm" svg:height="1.905cm" svg:x="9.573cm" svg:y="7.647cm">
          <text:p text:style-name="P4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905cm" svg:height="1.905cm" svg:x="10.655cm" svg:y="15.74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5" draw:text-style-name="P3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5" draw:text-style-name="P3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5" draw:text-style-name="P3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5" draw:text-style-name="P3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5" draw:text-style-name="P3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5" draw:text-style-name="P3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5" draw:text-style-name="P3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5" draw:text-style-name="P3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8" draw:text-style-name="P7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xml:id="id14" draw:id="id14" draw:layer="layout" svg:width="1.905cm" svg:height="1.905cm" svg:x="11.125cm" svg:y="10.152cm">
          <text:p text:style-name="P8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5" draw:text-style-name="P3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5" draw:text-style-name="P3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5" draw:text-style-name="P3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5" draw:text-style-name="P3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5" draw:text-style-name="P3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5" draw:text-style-name="P3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5" draw:text-style-name="P3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5" draw:text-style-name="P3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5" draw:text-style-name="P3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9" draw:text-style-name="P7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5" draw:text-style-name="P3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5" draw:text-style-name="P3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5" draw:text-style-name="P3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5" draw:text-style-name="P3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5" draw:text-style-name="P3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1:42:17.465063425</dc:date>
    <meta:editing-duration>PT3H17M48S</meta:editing-duration>
    <meta:editing-cycles>55</meta:editing-cycles>
    <meta:generator>LibreOffice/6.0.7.3$Linux_X86_64 LibreOffice_project/00m0$Build-3</meta:generator>
    <meta:document-statistic meta:object-count="54"/>
  </office:meta>
</office:document-meta>
</file>